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7fe8" officeooo:paragraph-rsid="00117fe8"/>
    </style:style>
    <style:style style:name="P2" style:family="paragraph" style:parent-style-name="Standard">
      <style:text-properties officeooo:rsid="00117fe8" officeooo:paragraph-rsid="00117fe8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17fe8" officeooo:paragraph-rsid="00117fe8" style:font-size-asian="14pt" style:font-size-complex="14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17fe8"/>
    </style:style>
    <style:style style:name="P6" style:family="paragraph" style:parent-style-name="Text_20_body">
      <style:text-properties officeooo:rsid="0013a5bb" officeooo:paragraph-rsid="0013a5bb"/>
    </style:style>
    <style:style style:name="T1" style:family="text">
      <style:text-properties officeooo:rsid="00117fe8"/>
    </style:style>
    <style:style style:name="T2" style:family="text">
      <style:text-properties officeooo:rsid="00122ee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wnership, References &amp; Borrowing, Slices Handout</text:p>
      <text:p text:style-name="P2"/>
      <text:p text:style-name="P1">The borrowing and ownership mechanism can be simplified down to:</text:p>
      <text:list xml:id="list2336628489" text:style-name="L1">
        <text:list-item>
          <text:p text:style-name="P4">Passing a variable by value will move ownership, dropping the original variable from memory. <text:span text:style-name="T2">Note: applies to not copy types.</text:span></text:p>
        </text:list-item>
        <text:list-item>
          <text:p text:style-name="P5">Passing a variable by reference will keep the original variable.</text:p>
        </text:list-item>
        <text:list-item>
          <text:p text:style-name="P4">Passing a variable by mutable reference will keep the original variable, but allow you to modify the variable.</text:p>
        </text:list-item>
        <text:list-item>
          <text:p text:style-name="P4">You may only borrow a variable mutably once at a time, and you may not immutably borrow while mutably borrowing.</text:p>
        </text:list-item>
        <text:list-item>
          <text:p text:style-name="P4">You may have as many immutable borrows as you want, so long as you aren't modifying that value.</text:p>
        </text:list-item>
        <text:list-item>
          <text:p text:style-name="P4">You may mutably borrow a field in a struct, and then mutably borrow a different field in the same struct simultaneously, so long as you aren't also mutably borrowing the overall struct.</text:p>
        </text:list-item>
        <text:list-item>
          <text:p text:style-name="P4">You may mutably borrow multiple slices from the same array simultaneously so long as there is no overlap. <text:span text:style-name="T1">Note: </text:span>safe code cannot convince the compiler that two slices don't overlap. <text:span text:style-name="T1">You‘ll have to use unsafe code.</text:span></text:p>
        </text:list-item>
        <text:list-item>
          <text:p text:style-name="P4">Safe memory practices means that instead of mutably borrowing the same variable in multiple places, you queue the changes to make in a separate location and apply them serially one after another.</text:p>
        </text:list-item>
      </text:list>
      <text:p text:style-name="Text_20_body"/>
      <text:p text:style-name="P6">Quellen:</text:p>
      <text:p text:style-name="P6"><text:a xlink:type="simple" xlink:href="https://www.reddit.com/r/rust/comments/5kq2s9/borrowing_and_ownership_cheat_sheet/" text:style-name="Internet_20_link" text:visited-style-name="Visited_20_Internet_20_Link">https://www.reddit.com/r/rust/comments/5kq2s9/borrowing_and_ownership_cheat_sheet/</text:a> Zuletzt Abgerufen am 15. April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ohne_20_Füllung" style:display-name="Objekt ohne Füllung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fik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n" style:family="paragraph" style:parent-style-name="Grafi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feil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4:22:57.659000000</meta:creation-date>
    <dc:date>2019-04-15T17:11:51.317288276</dc:date>
    <meta:editing-duration>PT6M1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2" meta:word-count="218" meta:character-count="1346" meta:non-whitespace-character-count="1148"/>
  </office:meta>
</office:document-meta>
</file>